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5E0000005EADF6B35C.png" manifest:media-type="image/png"/>
  <manifest:file-entry manifest:full-path="Pictures/1000000000000008000000089EFC5B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6cm" svg:stroke-color="#99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textarea-horizontal-align="justify" draw:textarea-vertical-align="middle" draw:auto-grow-height="false" fo:min-height="6.165cm" fo:min-width="3.12cm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0.263cm"/>
    </style:style>
    <style:style style:name="gr5" style:family="graphic" style:parent-style-name="standard">
      <style:graphic-properties draw:textarea-horizontal-align="justify" draw:textarea-vertical-align="middle" draw:auto-grow-height="false" fo:min-height="0.545cm" fo:min-width="0.263cm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0.277cm"/>
    </style:style>
    <style:style style:name="gr7" style:family="graphic" style:parent-style-name="standard">
      <style:graphic-properties draw:textarea-horizontal-align="justify" draw:textarea-vertical-align="middle" draw:auto-grow-height="false" fo:min-height="1.726cm" fo:min-width="1.242cm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draw:textarea-horizontal-align="justify" draw:textarea-vertical-align="middle" draw:auto-grow-height="false" fo:min-height="6.165cm" fo:min-width="3.12cm"/>
    </style:style>
    <style:style style:name="gr12" style:family="graphic">
      <style:graphic-properties draw:textarea-horizontal-align="justify" draw:textarea-vertical-align="middle" draw:auto-grow-height="false" fo:min-height="1.338cm" fo:min-width="0.263cm"/>
    </style:style>
    <style:style style:name="gr13" style:family="graphic">
      <style:graphic-properties draw:textarea-horizontal-align="justify" draw:textarea-vertical-align="middle" draw:auto-grow-height="false" fo:min-height="0.545cm" fo:min-width="0.263cm"/>
    </style:style>
    <style:style style:name="gr14" style:family="graphic">
      <style:graphic-properties draw:textarea-horizontal-align="justify" draw:textarea-vertical-align="middle" draw:auto-grow-height="false" fo:min-height="1.338cm" fo:min-width="0.277cm"/>
    </style:style>
    <style:style style:name="gr15" style:family="graphic">
      <style:graphic-properties draw:textarea-horizontal-align="justify" draw:textarea-vertical-align="middle" draw:auto-grow-height="false" fo:min-height="1.726cm" fo:min-width="1.242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bitmap" draw:fill-color="#ffffff" draw:fill-image-name="Sky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objectwithoutfill">
      <style:graphic-properties svg:stroke-width="0.106cm" svg:stroke-color="#00cc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0066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5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style:font-name="Monaco" fo:font-size="14pt" style:font-size-asian="14pt" style:font-size-complex="14pt"/>
    </style:style>
    <style:style style:name="P7" style:family="paragraph">
      <style:text-properties fo:color="#0066cc"/>
    </style:style>
    <style:style style:name="P8" style:family="paragraph">
      <style:text-properties fo:color="#00cc00"/>
    </style:style>
    <style:style style:name="P9" style:family="paragraph">
      <style:text-properties fo:color="#ff3333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Monaco" fo:font-size="14pt" style:font-size-asian="14pt" style:font-size-complex="14pt"/>
    </style:style>
    <style:style style:name="T5" style:family="text">
      <style:text-properties fo:color="#0066cc"/>
    </style:style>
    <style:style style:name="T6" style:family="text">
      <style:text-properties fo:color="#00cc00"/>
    </style:style>
    <style:style style:name="T7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Joint Description for 4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ach joint connects an “inner” and “outer” body</text:p>
                <text:list>
                  <text:list-item>
                    <text:p>The spacecraft is assumed to have a tree topology, with the main body as the root of the tree</text:p>
                  </text:list-item>
                  <text:list-item>
                    <text:p>For each joint, the inner body is closer to the root of the tree</text:p>
                  </text:list-item>
                </text:list>
              </text:list-item>
              <text:list-item>
                <text:p>Each joint may have 0-3 rotational DOF and 0-3 translational DOF</text:p>
                <text:list>
                  <text:list-item>
                    <text:p>3-DOF rotation may be GIMBAL or SPHERICAL</text:p>
                    <text:list>
                      <text:list-item>
                        <text:p>Motorized joints tend to be gimbals</text:p>
                      </text:list-item>
                      <text:list-item>
                        <text:p>Slosh pendulums, other examples may be spherical</text:p>
                      </text:list-item>
                    </text:list>
                  </text:list-item>
                </text:list>
              </text:list-item>
              <text:list-item>
                <text:p>Each DOF may be locked for part or all of a sim run</text:p>
                <text:list>
                  <text:list-item>
                    <text:p>Useful for modeling brakes, or mechanism failure cases</text:p>
                  </text:list-item>
                </text:list>
              </text:list-item>
              <text:list-item>
                <text:p>Each DOF may have passive spring, damper</text:p>
                <text:list>
                  <text:list-item>
                    <text:p>Useful for slosh, simple appendage flexibility modeling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cribing the Joint at R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You need to supply the position of the joint with respect to the inner body frame and with respect to the outer body frame</text:p>
              </text:list-item>
              <text:list-item>
                <text:p>You need to supply “static angles” to reconcile offsets between the inner and outer body frames when the joint is undeflec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ample: </text:p>
            <text:p>Spacecraft with Antenna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2" draw:text-style-name="P2" draw:layer="layout" svg:x1="18.58cm" svg:y1="8.373cm" svg:x2="21.844cm" svg:y2="6.858cm">
          <text:p/>
        </draw:line>
        <draw:frame presentation:style-name="pr3" draw:layer="layout" svg:width="25.199cm" svg:height="3.506cm" svg:x="1.4cm" svg:y="0.837cm" presentation:class="title">
          <draw:text-box>
            <text:p>Axis Definitions</text:p>
          </draw:text-box>
        </draw:frame>
        <draw:frame presentation:style-name="pr4" draw:layer="layout" svg:width="6.982cm" svg:height="12.179cm" svg:x="1.4cm" svg:y="5.014cm" presentation:class="outline" presentation:user-transformed="true">
          <draw:text-box>
            <text:list text:style-name="L3">
              <text:list-item>
                <text:p>Gimbal angles are a 1-2-3 sequence through [Az, El, 0]</text:p>
              </text:list-item>
              <text:list-item>
                <text:p>All frames are right-handed!</text:p>
              </text:list-item>
            </text:list>
          </draw:text-box>
        </draw:frame>
        <draw:custom-shape draw:style-name="gr3" draw:text-style-name="P2" draw:layer="layout" svg:width="4.826cm" svg:height="7.62cm" svg:x="11.43cm" svg:y="7.8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0.762cm" svg:height="2.54cm" draw:transform="rotate (-1.5995942594528) translate (18.034cm 9.27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0.762cm" svg:height="1.27cm" svg:x="17.38cm" svg:y="8.8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0.762cm" svg:height="1.27cm" draw:transform="rotate (2.02091674088423) translate (17.323cm 9.46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draw:layer="layout" svg:width="0.776cm" svg:height="2.54cm" draw:transform="rotate (-2.16839706267776) translate (20.113cm 9.93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2.462cm" svg:height="2.794cm" svg:x="18.82cm" svg:y="8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13.672cm" svg:y1="14.618cm" svg:x2="17.228cm" svg:y2="14.618cm">
            <text:p/>
          </draw:line>
          <draw:line draw:style-name="gr8" draw:text-style-name="P2" draw:layer="layout" svg:x1="13.672cm" svg:y1="14.618cm" svg:x2="13.672cm" svg:y2="11.824cm">
            <text:p/>
          </draw:line>
          <draw:line draw:style-name="gr8" draw:text-style-name="P2" draw:layer="layout" svg:x1="13.672cm" svg:y1="14.619cm" svg:x2="11.894cm" svg:y2="16.396cm">
            <text:p/>
          </draw:line>
        </draw:g>
        <draw:g>
          <draw:line draw:style-name="gr8" draw:text-style-name="P2" draw:layer="layout" svg:x1="13.672cm" svg:y1="14.618cm" svg:x2="17.228cm" svg:y2="14.618cm">
            <text:p/>
          </draw:line>
          <draw:line draw:style-name="gr8" draw:text-style-name="P2" draw:layer="layout" svg:x1="13.672cm" svg:y1="14.618cm" svg:x2="13.672cm" svg:y2="11.824cm">
            <text:p/>
          </draw:line>
          <draw:line draw:style-name="gr8" draw:text-style-name="P2" draw:layer="layout" svg:x1="13.672cm" svg:y1="14.619cm" svg:x2="11.894cm" svg:y2="16.396cm">
            <text:p/>
          </draw:line>
        </draw:g>
        <draw:line draw:style-name="gr8" draw:text-style-name="P2" draw:layer="layout" svg:x1="20.113cm" svg:y1="10.16cm" svg:x2="22.606cm" svg:y2="12.446cm">
          <text:p/>
        </draw:line>
        <draw:line draw:style-name="gr8" draw:text-style-name="P2" draw:layer="layout" svg:x1="20.113cm" svg:y1="10.16cm" svg:x2="20.113cm" svg:y2="6.858cm">
          <text:p/>
        </draw:line>
        <draw:line draw:style-name="gr8" draw:text-style-name="P2" draw:layer="layout" svg:x1="20.097cm" svg:y1="10.161cm" svg:x2="23.114cm" svg:y2="9.652cm">
          <text:p/>
        </draw:line>
        <draw:line draw:style-name="gr2" draw:text-style-name="P2" draw:layer="layout" svg:x1="17.78cm" svg:y1="10.573cm" svg:x2="17.78cm" svg:y2="13.97cm">
          <text:p/>
        </draw:line>
        <draw:line draw:style-name="gr9" draw:text-style-name="P2" draw:layer="layout" svg:x1="13.672cm" svg:y1="14.618cm" svg:x2="17.78cm" svg:y2="8.89cm">
          <text:p/>
        </draw:line>
        <draw:line draw:style-name="gr9" draw:text-style-name="P2" draw:layer="layout" svg:x1="20.066cm" svg:y1="10.16cm" svg:x2="17.78cm" svg:y2="8.89cm">
          <text:p/>
        </draw:line>
        <draw:frame draw:style-name="gr10" draw:layer="layout" svg:width="1.298cm" svg:height="0.954cm" svg:x="10.684cm" svg:y="16.164cm">
          <draw:text-box>
            <text:p>+X</text:p>
          </draw:text-box>
        </draw:frame>
        <draw:frame draw:style-name="gr10" draw:layer="layout" svg:width="1.298cm" svg:height="0.954cm" svg:x="16.084cm" svg:y="14.764cm">
          <draw:text-box>
            <text:p>+Y</text:p>
          </draw:text-box>
        </draw:frame>
        <draw:frame draw:style-name="gr10" draw:layer="layout" svg:width="1.26cm" svg:height="0.954cm" svg:x="13.084cm" svg:y="10.864cm">
          <draw:text-box>
            <text:p>+Z</text:p>
          </draw:text-box>
        </draw:frame>
        <draw:frame draw:style-name="gr10" draw:layer="layout" svg:width="3.503cm" svg:height="1.657cm" svg:x="12.962cm" svg:y="15.402cm">
          <draw:text-box>
            <text:p>Main Body</text:p>
            <text:p>Frame</text:p>
          </draw:text-box>
        </draw:frame>
        <draw:frame draw:style-name="gr10" draw:layer="layout" svg:width="1.26cm" svg:height="0.954cm" svg:x="22.184cm" svg:y="12.264cm">
          <draw:text-box>
            <text:p>+Z</text:p>
          </draw:text-box>
        </draw:frame>
        <draw:frame draw:style-name="gr10" draw:layer="layout" svg:width="1.298cm" svg:height="0.954cm" svg:x="23.086cm" svg:y="9.144cm">
          <draw:text-box>
            <text:p>+X</text:p>
          </draw:text-box>
        </draw:frame>
        <draw:frame draw:style-name="gr10" draw:layer="layout" svg:width="1.298cm" svg:height="0.954cm" svg:x="19.304cm" svg:y="5.842cm">
          <draw:text-box>
            <text:p>+Y</text:p>
          </draw:text-box>
        </draw:frame>
        <draw:frame draw:style-name="gr10" draw:layer="layout" svg:width="2.868cm" svg:height="1.657cm" svg:x="22.659cm" svg:y="10.281cm">
          <draw:text-box>
            <text:p>Antenna</text:p>
            <text:p>Frame</text:p>
          </draw:text-box>
        </draw:frame>
        <draw:frame draw:style-name="gr10" draw:layer="layout" svg:width="3.097cm" svg:height="1.657cm" svg:x="17.65cm" svg:y="11.786cm">
          <draw:text-box>
            <text:p>Azimuth </text:p>
            <text:p>Axis (+X)</text:p>
          </draw:text-box>
        </draw:frame>
        <draw:frame draw:style-name="gr10" draw:layer="layout" svg:width="3.292cm" svg:height="1.657cm" svg:x="20.951cm" svg:y="5.387cm">
          <draw:text-box>
            <text:p>Elevation </text:p>
            <text:p>Axis (+Y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oint Positions wrt Inner and Outer Body Frames</text:p>
          </draw:text-box>
        </draw:frame>
        <draw:frame presentation:style-name="pr4" draw:layer="layout" svg:width="9.776cm" svg:height="12.179cm" svg:x="1.4cm" svg:y="4.914cm" presentation:class="outline" presentation:user-transformed="true">
          <draw:text-box>
            <text:list text:style-name="L3">
              <text:list-item>
                <text:p>Position with respect to Bi frame is expressed in Bi frame: [0, 1.5, 2.5] m</text:p>
              </text:list-item>
              <text:list-item>
                <text:p>Position with respect to Bo frame is expressed in Bo frame: <text:s/>[0, 0, -1.2] m</text:p>
              </text:list-item>
            </text:list>
          </draw:text-box>
        </draw:frame>
        <draw:custom-shape draw:style-name="gr11" draw:text-style-name="P2" draw:layer="Layout" svg:width="4.826cm" svg:height="7.62cm" svg:x="12.13cm" svg:y="7.8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2" draw:layer="Layout" svg:width="0.762cm" svg:height="2.54cm" draw:transform="rotate (-1.5995942594528) translate (18.734cm 9.27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0.762cm" svg:height="1.27cm" svg:x="18.08cm" svg:y="8.8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0.762cm" svg:height="1.27cm" draw:transform="rotate (2.02091674088423) translate (18.023cm 9.46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0.776cm" svg:height="2.54cm" draw:transform="rotate (-2.16839706267776) translate (20.813cm 9.93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2" draw:layer="Layout" svg:width="2.462cm" svg:height="2.794cm" svg:x="19.52cm" svg:y="8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14.372cm" svg:y1="14.618cm" svg:x2="17.928cm" svg:y2="14.618cm">
            <text:p/>
          </draw:line>
          <draw:line draw:style-name="gr8" draw:text-style-name="P2" draw:layer="layout" svg:x1="14.372cm" svg:y1="14.618cm" svg:x2="14.372cm" svg:y2="11.824cm">
            <text:p/>
          </draw:line>
          <draw:line draw:style-name="gr8" draw:text-style-name="P2" draw:layer="layout" svg:x1="14.372cm" svg:y1="14.619cm" svg:x2="12.594cm" svg:y2="16.396cm">
            <text:p/>
          </draw:line>
        </draw:g>
        <draw:g>
          <draw:line draw:style-name="gr8" draw:text-style-name="P2" draw:layer="layout" svg:x1="14.372cm" svg:y1="14.618cm" svg:x2="17.928cm" svg:y2="14.618cm">
            <text:p/>
          </draw:line>
          <draw:line draw:style-name="gr8" draw:text-style-name="P2" draw:layer="layout" svg:x1="14.372cm" svg:y1="14.618cm" svg:x2="14.372cm" svg:y2="11.824cm">
            <text:p/>
          </draw:line>
          <draw:line draw:style-name="gr8" draw:text-style-name="P2" draw:layer="layout" svg:x1="14.372cm" svg:y1="14.619cm" svg:x2="12.594cm" svg:y2="16.396cm">
            <text:p/>
          </draw:line>
        </draw:g>
        <draw:line draw:style-name="gr8" draw:text-style-name="P2" draw:layer="layout" svg:x1="20.813cm" svg:y1="10.16cm" svg:x2="23.306cm" svg:y2="12.446cm">
          <text:p/>
        </draw:line>
        <draw:line draw:style-name="gr8" draw:text-style-name="P2" draw:layer="layout" svg:x1="20.813cm" svg:y1="10.16cm" svg:x2="20.813cm" svg:y2="6.858cm">
          <text:p/>
        </draw:line>
        <draw:line draw:style-name="gr8" draw:text-style-name="P2" draw:layer="layout" svg:x1="20.797cm" svg:y1="10.161cm" svg:x2="23.814cm" svg:y2="9.652cm">
          <text:p/>
        </draw:line>
        <draw:line draw:style-name="gr9" draw:text-style-name="P2" draw:layer="layout" svg:x1="14.372cm" svg:y1="14.618cm" svg:x2="18.48cm" svg:y2="8.89cm">
          <text:p/>
        </draw:line>
        <draw:line draw:style-name="gr9" draw:text-style-name="P2" draw:layer="layout" svg:x1="20.766cm" svg:y1="10.16cm" svg:x2="18.48cm" svg:y2="8.89cm">
          <text:p/>
        </draw:line>
        <draw:frame draw:style-name="gr10" draw:layer="layout" svg:width="1.298cm" svg:height="0.954cm" svg:x="11.484cm" svg:y="16.164cm">
          <draw:text-box>
            <text:p>+X</text:p>
          </draw:text-box>
        </draw:frame>
        <draw:frame draw:style-name="gr10" draw:layer="layout" svg:width="1.298cm" svg:height="0.954cm" svg:x="16.784cm" svg:y="14.764cm">
          <draw:text-box>
            <text:p>+Y</text:p>
          </draw:text-box>
        </draw:frame>
        <draw:frame draw:style-name="gr10" draw:layer="layout" svg:width="1.26cm" svg:height="0.954cm" svg:x="13.784cm" svg:y="10.864cm">
          <draw:text-box>
            <text:p>+Z</text:p>
          </draw:text-box>
        </draw:frame>
        <draw:frame draw:style-name="gr10" draw:layer="layout" svg:width="3.503cm" svg:height="1.657cm" svg:x="13.662cm" svg:y="15.402cm">
          <draw:text-box>
            <text:p>Main Body</text:p>
            <text:p>Frame (Bi)</text:p>
          </draw:text-box>
        </draw:frame>
        <draw:frame draw:style-name="gr10" draw:layer="layout" svg:width="1.26cm" svg:height="0.954cm" svg:x="22.884cm" svg:y="12.264cm">
          <draw:text-box>
            <text:p>+Z</text:p>
          </draw:text-box>
        </draw:frame>
        <draw:frame draw:style-name="gr10" draw:layer="layout" svg:width="1.298cm" svg:height="0.954cm" svg:x="23.786cm" svg:y="9.144cm">
          <draw:text-box>
            <text:p>+X</text:p>
          </draw:text-box>
        </draw:frame>
        <draw:frame draw:style-name="gr10" draw:layer="layout" svg:width="1.298cm" svg:height="0.954cm" svg:x="20.004cm" svg:y="5.842cm">
          <draw:text-box>
            <text:p>+Y</text:p>
          </draw:text-box>
        </draw:frame>
        <draw:frame draw:style-name="gr10" draw:layer="layout" svg:width="3.711cm" svg:height="1.657cm" svg:x="23.359cm" svg:y="10.281cm">
          <draw:text-box>
            <text:p>Antenna</text:p>
            <text:p>Frame (Bo)</text:p>
          </draw:text-box>
        </draw:frame>
        <draw:frame draw:style-name="gr10" draw:text-style-name="P3" draw:layer="layout" svg:width="2.974cm" svg:height="0.798cm" svg:x="15.958cm" svg:y="11.994cm">
          <draw:text-box>
            <text:p text:style-name="P3"><text:span text:style-name="T2">[0, 1.5, 2.5]</text:span></text:p>
          </draw:text-box>
        </draw:frame>
        <draw:frame draw:style-name="gr10" draw:text-style-name="P3" draw:layer="layout" svg:width="2.725cm" svg:height="0.798cm" svg:x="17.526cm" svg:y="7.112cm">
          <draw:text-box>
            <text:p text:style-name="P3"><text:span text:style-name="T2">[0, 0, -1.2]</text:span></text:p>
          </draw:text-box>
        </draw:frame>
        <draw:line draw:style-name="gr16" draw:text-style-name="P2" draw:layer="layout" svg:x1="19.304cm" svg:y1="7.91cm" svg:x2="19.304cm" svg:y2="9.144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2" draw:text-style-name="P2" draw:layer="layout" svg:x1="22.08cm" svg:y1="7.973cm" svg:x2="24.166cm" svg:y2="4.826cm">
          <text:p/>
        </draw:line>
        <draw:frame presentation:style-name="pr3" draw:layer="layout" svg:width="25.199cm" svg:height="3.506cm" svg:x="1.4cm" svg:y="0.837cm" presentation:class="title">
          <draw:text-box>
            <text:p>Bi to Gi Static Angles</text:p>
          </draw:text-box>
        </draw:frame>
        <draw:frame presentation:style-name="pr4" draw:layer="layout" svg:width="9.522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Q: <text:s/>When gimbal angles are zeroed, what rotations are needed to get from main body frame to joint (Az-El) frame? </text:span></text:p>
              </text:list-item>
              <text:list-item>
                <text:p><text:span text:style-name="T3">A: <text:s/>A (Body-3) 2-1-3 Euler rotation through [90, -90, 0] deg is one option</text:span></text:p>
              </text:list-item>
            </text:list>
          </draw:text-box>
        </draw:frame>
        <draw:custom-shape draw:style-name="gr11" draw:text-style-name="P2" draw:layer="Layout" svg:width="4.826cm" svg:height="7.62cm" svg:x="15.33cm" svg:y="7.8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2" draw:layer="Layout" svg:width="0.762cm" svg:height="2.54cm" draw:transform="rotate (-1.5995942594528) translate (21.934cm 9.27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0.762cm" svg:height="1.27cm" svg:x="21.28cm" svg:y="8.8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0.762cm" svg:height="1.27cm" draw:transform="rotate (2.62043733894429) translate (21.644cm 9.58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2" draw:layer="layout" svg:x1="17.572cm" svg:y1="14.618cm" svg:x2="21.128cm" svg:y2="14.618cm">
            <text:p/>
          </draw:line>
          <draw:line draw:style-name="gr8" draw:text-style-name="P2" draw:layer="layout" svg:x1="17.572cm" svg:y1="14.618cm" svg:x2="17.572cm" svg:y2="11.824cm">
            <text:p/>
          </draw:line>
          <draw:line draw:style-name="gr8" draw:text-style-name="P2" draw:layer="layout" svg:x1="17.572cm" svg:y1="14.619cm" svg:x2="15.794cm" svg:y2="16.396cm">
            <text:p/>
          </draw:line>
        </draw:g>
        <draw:g>
          <draw:line draw:style-name="gr8" draw:text-style-name="P2" draw:layer="layout" svg:x1="17.572cm" svg:y1="14.618cm" svg:x2="21.128cm" svg:y2="14.618cm">
            <text:p/>
          </draw:line>
          <draw:line draw:style-name="gr8" draw:text-style-name="P2" draw:layer="layout" svg:x1="17.572cm" svg:y1="14.618cm" svg:x2="17.572cm" svg:y2="11.824cm">
            <text:p/>
          </draw:line>
          <draw:line draw:style-name="gr8" draw:text-style-name="P2" draw:layer="layout" svg:x1="17.572cm" svg:y1="14.619cm" svg:x2="15.794cm" svg:y2="16.396cm">
            <text:p/>
          </draw:line>
        </draw:g>
        <draw:line draw:style-name="gr2" draw:text-style-name="P2" draw:layer="layout" svg:x1="21.68cm" svg:y1="10.573cm" svg:x2="21.68cm" svg:y2="13.97cm">
          <text:p/>
        </draw:line>
        <draw:frame draw:style-name="gr10" draw:layer="layout" svg:width="1.298cm" svg:height="0.954cm" svg:x="14.584cm" svg:y="16.164cm">
          <draw:text-box>
            <text:p>+X</text:p>
          </draw:text-box>
        </draw:frame>
        <draw:frame draw:style-name="gr10" draw:layer="layout" svg:width="1.298cm" svg:height="0.954cm" svg:x="19.984cm" svg:y="14.764cm">
          <draw:text-box>
            <text:p>+Y</text:p>
          </draw:text-box>
        </draw:frame>
        <draw:frame draw:style-name="gr10" draw:layer="layout" svg:width="1.26cm" svg:height="0.954cm" svg:x="16.984cm" svg:y="10.864cm">
          <draw:text-box>
            <text:p>+Z</text:p>
          </draw:text-box>
        </draw:frame>
        <draw:frame draw:style-name="gr10" draw:layer="layout" svg:width="3.503cm" svg:height="1.657cm" svg:x="16.862cm" svg:y="15.402cm">
          <draw:text-box>
            <text:p>Main Body</text:p>
            <text:p>Frame</text:p>
          </draw:text-box>
        </draw:frame>
        <draw:frame draw:style-name="gr10" draw:layer="layout" svg:width="3.097cm" svg:height="1.657cm" svg:x="21.55cm" svg:y="11.786cm">
          <draw:text-box>
            <text:p>Azimuth </text:p>
            <text:p>Axis (+X)</text:p>
          </draw:text-box>
        </draw:frame>
        <draw:frame draw:style-name="gr10" draw:layer="layout" svg:width="3.292cm" svg:height="1.657cm" svg:x="20.251cm" svg:y="4.787cm">
          <draw:text-box>
            <text:p>Elevation </text:p>
            <text:p>Axis (+Y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2" draw:text-style-name="P2" draw:layer="layout" svg:x1="15.58cm" svg:y1="10.373cm" svg:x2="18.844cm" svg:y2="8.858cm">
          <text:p/>
        </draw:line>
        <draw:frame presentation:style-name="pr3" draw:layer="layout" svg:width="25.199cm" svg:height="3.506cm" svg:x="1.4cm" svg:y="0.837cm" presentation:class="title">
          <draw:text-box>
            <text:p>Go to Bo Static Angles</text:p>
          </draw:text-box>
        </draw:frame>
        <draw:frame presentation:style-name="pr4" draw:layer="layout" svg:width="6.982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Q: <text:s/>When gimbal angles are zeroed, what rotations are needed to get fro <text:s/>joint (Az-El) frame to Antenna frame? </text:span></text:p>
              </text:list-item>
              <text:list-item>
                <text:p><text:span text:style-name="T3">A: <text:s/>A (Body-3) 3-1-2 Euler rotation through <text:s text:c="5"/>[90, 0, 0] deg is one option</text:span></text:p>
              </text:list-item>
            </text:list>
          </draw:text-box>
        </draw:frame>
        <draw:custom-shape draw:style-name="gr13" draw:text-style-name="P2" draw:layer="Layout" svg:width="0.762cm" svg:height="1.27cm" draw:transform="rotate (2.02091674088423) translate (14.323cm 11.46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0.776cm" svg:height="2.54cm" draw:transform="rotate (-2.16839706267776) translate (17.113cm 11.93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2" draw:layer="Layout" svg:width="2.462cm" svg:height="2.794cm" svg:x="15.82cm" svg:y="1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7.113cm" svg:y1="12.16cm" svg:x2="19.606cm" svg:y2="14.446cm">
          <text:p/>
        </draw:line>
        <draw:line draw:style-name="gr8" draw:text-style-name="P2" draw:layer="layout" svg:x1="17.113cm" svg:y1="12.16cm" svg:x2="17.113cm" svg:y2="8.858cm">
          <text:p/>
        </draw:line>
        <draw:line draw:style-name="gr8" draw:text-style-name="P2" draw:layer="layout" svg:x1="17.097cm" svg:y1="12.161cm" svg:x2="20.114cm" svg:y2="11.652cm">
          <text:p/>
        </draw:line>
        <draw:line draw:style-name="gr2" draw:text-style-name="P2" draw:layer="layout" svg:x1="14.78cm" svg:y1="12.573cm" svg:x2="14.78cm" svg:y2="15.97cm">
          <text:p/>
        </draw:line>
        <draw:frame draw:style-name="gr10" draw:text-style-name="P4" draw:layer="layout" svg:width="1.26cm" svg:height="0.954cm" svg:x="19.184cm" svg:y="14.264cm">
          <draw:text-box>
            <text:p text:style-name="P4">+Z</text:p>
          </draw:text-box>
        </draw:frame>
        <draw:frame draw:style-name="gr10" draw:text-style-name="P4" draw:layer="layout" svg:width="1.298cm" svg:height="0.954cm" svg:x="20.086cm" svg:y="11.144cm">
          <draw:text-box>
            <text:p text:style-name="P4">+X</text:p>
          </draw:text-box>
        </draw:frame>
        <draw:frame draw:style-name="gr10" draw:text-style-name="P4" draw:layer="layout" svg:width="1.298cm" svg:height="0.954cm" svg:x="16.304cm" svg:y="7.842cm">
          <draw:text-box>
            <text:p text:style-name="P4">+Y</text:p>
          </draw:text-box>
        </draw:frame>
        <draw:frame draw:style-name="gr10" draw:text-style-name="P4" draw:layer="layout" svg:width="2.868cm" svg:height="1.657cm" svg:x="19.659cm" svg:y="12.281cm">
          <draw:text-box>
            <text:p text:style-name="P4">Antenna</text:p>
            <text:p text:style-name="P4">Frame</text:p>
          </draw:text-box>
        </draw:frame>
        <draw:frame draw:style-name="gr10" draw:text-style-name="P4" draw:layer="layout" svg:width="3.097cm" svg:height="1.657cm" svg:x="14.65cm" svg:y="13.786cm">
          <draw:text-box>
            <text:p text:style-name="P4">Azimuth </text:p>
            <text:p text:style-name="P4">Axis (+X)</text:p>
          </draw:text-box>
        </draw:frame>
        <draw:frame draw:style-name="gr10" draw:text-style-name="P4" draw:layer="layout" svg:width="3.292cm" svg:height="1.657cm" svg:x="17.951cm" svg:y="7.387cm">
          <draw:text-box>
            <text:p text:style-name="P4">Elevation </text:p>
            <text:p text:style-name="P4">Axis (+Y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put File Section</text:p>
          </draw:text-box>
        </draw:frame>
        <draw:frame draw:style-name="gr17" draw:text-style-name="P6" draw:layer="layout" svg:width="22.439cm" svg:height="11.917cm" svg:x="2.424cm" svg:y="5.604cm">
          <draw:text-box>
            <text:p><text:span text:style-name="T4">============================== Joint 0 ================================</text:span></text:p>
            <text:p><text:span text:style-name="T4">0 1 <text:s text:c="26"/>! Inner, outer body indices</text:span></text:p>
            <text:p><text:span text:style-name="T4">2 <text:s text:c="2"/>123 <text:s text:c="2"/>GIMBAL <text:s text:c="13"/>! RotDOF, Seq, GIMBAL or SPHERICAL</text:span></text:p>
            <text:p><text:span text:style-name="T4">0 <text:s text:c="2"/>123 <text:s text:c="22"/>! TrnDOF, Seq</text:span></text:p>
            <text:p><text:span text:style-name="T4">FALSE <text:s/>FALSE <text:s/>FALSE <text:s text:c="10"/>! RotDOF Locked</text:span></text:p>
            <text:p><text:span text:style-name="T4">FALSE <text:s/>FALSE <text:s/>FALSE <text:s text:c="10"/>! TrnDOF Locked</text:span></text:p>
            <text:p><text:span text:style-name="T4">0.0 <text:s text:c="3"/>0.0 <text:s text:c="3"/>0.0 <text:s text:c="12"/>! Initial Angles [deg]</text:span></text:p>
            <text:p><text:span text:style-name="T4">0.0 <text:s text:c="3"/>0.0 <text:s text:c="3"/>0.0 <text:s text:c="12"/>! Initial Rates, deg/sec</text:span></text:p>
            <text:p><text:span text:style-name="T4">0.0 <text:s text:c="3"/>0.0 <text:s text:c="3"/>0.0 <text:s text:c="12"/>! Initial Displacements [m]</text:span></text:p>
            <text:p><text:span text:style-name="T4">0.0 <text:s text:c="3"/>0.0 <text:s text:c="3"/>0.0 <text:s text:c="12"/>! Initial Displacement Rates, m/sec</text:span></text:p>
            <text:p><text:span text:style-name="T4">90.0 -90.0 <text:s text:c="3"/>0.0 <text:s/>213 <text:s text:c="7"/>! Bi to Gi Static Angles [deg] &amp; Seq</text:span></text:p>
            <text:p><text:span text:style-name="T4">90.0 <text:s text:c="2"/>0.0 <text:s text:c="3"/>0.0 <text:s/>312 <text:s text:c="7"/>! Go to Bo Static Angles [deg] &amp; Seq</text:span></text:p>
            <text:p><text:span text:style-name="T4">0.0 <text:s text:c="2"/>1.5 <text:s text:c="2"/>2.5 <text:s text:c="14"/>! Position wrt inner body origin, m</text:span></text:p>
            <text:p><text:span text:style-name="T4">0.0 <text:s text:c="2"/>0.0 <text:s/>-1.2 <text:s text:c="14"/>! Position wrt outer body origin, m</text:span></text:p>
            <text:p><text:span text:style-name="T4">0.0 <text:s text:c="2"/>0.0 <text:s/>0.0 <text:s text:c="15"/>! Rot Passive Spring Coefficients (Nm/rad)</text:span></text:p>
            <text:p><text:span text:style-name="T4">0.0 <text:s text:c="2"/>0.0 <text:s/>0.0 <text:s text:c="15"/>! Rot Passive Damping Coefficients (Nms/rad)</text:span></text:p>
            <text:p><text:span text:style-name="T4">0.0 <text:s text:c="2"/>0.0 <text:s/>0.0 <text:s text:c="15"/>! Trn Passive Spring Coefficients (N/m)</text:span></text:p>
            <text:p><text:span text:style-name="T4">0.0 <text:s text:c="2"/>0.0 <text:s/>0.0 <text:s text:c="15"/>! Trn Passive Damping Coefficients (Ns/m)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 Kinematic Chain </text:p>
            <text:p>from the Inner Body</text:p>
            <text:p><text:s/>to the Outer Body </text:p>
            <text:p>through the Joint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The Kinematic Chain from Bi to Bo</text:p>
          </draw:text-box>
        </draw:frame>
        <draw:g>
          <draw:line draw:style-name="gr18" draw:text-style-name="P2" draw:layer="layout" svg:x1="2.54cm" svg:y1="16.002cm" svg:x2="6.604cm" svg:y2="16.002cm">
            <text:p/>
          </draw:line>
          <draw:line draw:style-name="gr18" draw:text-style-name="P2" draw:layer="layout" svg:x1="2.54cm" svg:y1="16.002cm" svg:x2="2.54cm" svg:y2="12.192cm">
            <text:p/>
          </draw:line>
          <draw:line draw:style-name="gr18" draw:text-style-name="P2" draw:layer="layout" svg:x1="2.54cm" svg:y1="16.003cm" svg:x2="0.762cm" svg:y2="18.034cm">
            <text:p/>
          </draw:line>
        </draw:g>
        <draw:line draw:style-name="gr9" draw:text-style-name="P2" draw:layer="layout" svg:x1="2.541cm" svg:y1="16.003cm" svg:x2="9.652cm" svg:y2="10.703cm">
          <text:p/>
        </draw:line>
        <draw:g>
          <draw:line draw:style-name="gr19" draw:text-style-name="P2" draw:layer="layout" svg:x1="9.793cm" svg:y1="10.698cm" svg:x2="13.765cm" svg:y2="9.838cm">
            <text:p/>
          </draw:line>
          <draw:line draw:style-name="gr19" draw:text-style-name="P2" draw:layer="layout" svg:x1="9.793cm" svg:y1="10.697cm" svg:x2="8.987cm" svg:y2="6.973cm">
            <text:p/>
          </draw:line>
          <draw:line draw:style-name="gr19" draw:text-style-name="P2" draw:layer="layout" svg:x1="9.793cm" svg:y1="10.698cm" svg:x2="8.485cm" svg:y2="13.059cm">
            <text:p/>
          </draw:line>
        </draw:g>
        <draw:line draw:style-name="gr9" draw:text-style-name="P2" draw:layer="layout" svg:x1="9.793cm" svg:y1="10.698cm" svg:x2="13.208cm" svg:y2="12.348cm">
          <text:p/>
        </draw:line>
        <draw:g>
          <draw:line draw:style-name="gr19" draw:text-style-name="P2" draw:layer="layout" svg:x1="13.394cm" svg:y1="12.399cm" svg:x2="17.366cm" svg:y2="11.539cm">
            <text:p/>
          </draw:line>
          <draw:line draw:style-name="gr19" draw:text-style-name="P2" draw:layer="layout" svg:x1="13.394cm" svg:y1="12.398cm" svg:x2="12.588cm" svg:y2="8.674cm">
            <text:p/>
          </draw:line>
          <draw:line draw:style-name="gr19" draw:text-style-name="P2" draw:layer="layout" svg:x1="13.394cm" svg:y1="12.399cm" svg:x2="12.086cm" svg:y2="14.76cm">
            <text:p/>
          </draw:line>
        </draw:g>
        <draw:g>
          <draw:line draw:style-name="gr20" draw:text-style-name="P2" draw:layer="layout" svg:x1="13.437cm" svg:y1="12.421cm" svg:x2="16.612cm" svg:y2="9.884cm">
            <text:p/>
          </draw:line>
          <draw:line draw:style-name="gr20" draw:text-style-name="P2" draw:layer="layout" svg:x1="13.438cm" svg:y1="12.42cm" svg:x2="11.059cm" svg:y2="9.444cm">
            <text:p/>
          </draw:line>
          <draw:line draw:style-name="gr20" draw:text-style-name="P2" draw:layer="layout" svg:x1="13.438cm" svg:y1="12.422cm" svg:x2="13.317cm" svg:y2="15.119cm">
            <text:p/>
          </draw:line>
        </draw:g>
        <draw:line draw:style-name="gr9" draw:text-style-name="P2" draw:layer="layout" svg:x1="23.087cm" svg:y1="9.144cm" svg:x2="14.344cm" svg:y2="11.938cm">
          <text:p/>
        </draw:line>
        <draw:g>
          <draw:line draw:style-name="gr21" draw:text-style-name="P2" draw:layer="layout" svg:x1="13.386cm" svg:y1="12.347cm" svg:x2="17.319cm" svg:y2="13.369cm">
            <text:p/>
          </draw:line>
          <draw:line draw:style-name="gr21" draw:text-style-name="P2" draw:layer="layout" svg:x1="13.386cm" svg:y1="12.347cm" svg:x2="14.344cm" svg:y2="8.66cm">
            <text:p/>
          </draw:line>
          <draw:line draw:style-name="gr21" draw:text-style-name="P2" draw:layer="layout" svg:x1="13.386cm" svg:y1="12.348cm" svg:x2="11.154cm" svg:y2="13.866cm">
            <text:p/>
          </draw:line>
        </draw:g>
        <draw:g>
          <draw:line draw:style-name="gr8" draw:text-style-name="P2" draw:layer="layout" svg:x1="9.84cm" svg:y1="10.702cm" svg:x2="13.904cm" svg:y2="10.702cm">
            <text:p/>
          </draw:line>
          <draw:line draw:style-name="gr8" draw:text-style-name="P2" draw:layer="layout" svg:x1="9.84cm" svg:y1="10.702cm" svg:x2="9.84cm" svg:y2="6.892cm">
            <text:p/>
          </draw:line>
          <draw:line draw:style-name="gr8" draw:text-style-name="P2" draw:layer="layout" svg:x1="9.84cm" svg:y1="10.703cm" svg:x2="8.062cm" svg:y2="12.734cm">
            <text:p/>
          </draw:line>
        </draw:g>
        <draw:g>
          <draw:line draw:style-name="gr21" draw:text-style-name="P2" draw:layer="layout" svg:x1="23.087cm" svg:y1="9.247cm" svg:x2="27.02cm" svg:y2="10.269cm">
            <text:p/>
          </draw:line>
          <draw:line draw:style-name="gr21" draw:text-style-name="P2" draw:layer="layout" svg:x1="23.087cm" svg:y1="9.247cm" svg:x2="24.045cm" svg:y2="5.56cm">
            <text:p/>
          </draw:line>
          <draw:line draw:style-name="gr21" draw:text-style-name="P2" draw:layer="layout" svg:x1="23.087cm" svg:y1="9.248cm" svg:x2="20.855cm" svg:y2="10.766cm">
            <text:p/>
          </draw:line>
        </draw:g>
        <draw:frame draw:style-name="gr10" draw:layer="layout" svg:width="4.443cm" svg:height="0.954cm" svg:x="2.54cm" svg:y="16.526cm">
          <draw:text-box>
            <text:p>Inner Body, Bi</text:p>
          </draw:text-box>
        </draw:frame>
        <draw:frame draw:style-name="gr10" draw:text-style-name="P7" draw:layer="layout" svg:width="4.795cm" svg:height="0.954cm" svg:x="21.698cm" svg:y="10.576cm">
          <draw:text-box>
            <text:p text:style-name="P7"><text:span text:style-name="T5">Outer Body, Bo</text:span></text:p>
          </draw:text-box>
        </draw:frame>
        <draw:frame draw:style-name="gr10" draw:text-style-name="P8" draw:layer="layout" svg:width="3.36cm" svg:height="1.657cm" svg:x="5.334cm" svg:y="6.096cm">
          <draw:text-box>
            <text:p text:style-name="P8"><text:span text:style-name="T6">Inner side</text:span></text:p>
            <text:p text:style-name="P8"><text:span text:style-name="T6">of joint, Gi</text:span></text:p>
          </draw:text-box>
        </draw:frame>
        <draw:frame draw:style-name="gr10" draw:text-style-name="P9" draw:layer="layout" svg:width="3.609cm" svg:height="1.657cm" svg:x="12.2cm" svg:y="15.094cm">
          <draw:text-box>
            <text:p><text:span text:style-name="T7">Outer side </text:span></text:p>
            <text:p><text:span text:style-name="T7">of joint, Go</text:span></text:p>
          </draw:text-box>
        </draw:frame>
        <draw:frame draw:style-name="gr10" draw:layer="layout" svg:width="4.807cm" svg:height="1.657cm" draw:transform="rotate (0.645771823237902) translate (2.912cm 13.845cm)">
          <draw:text-box>
            <text:p>Position of joint</text:p>
            <text:p><text:s/>wrt Inner Body</text:p>
          </draw:text-box>
        </draw:frame>
        <draw:frame draw:style-name="gr22" draw:layer="layout" svg:width="5.34cm" svg:height="1.755cm" draw:transform="rotate (0.309621409303794) translate (17.103cm 9.27cm)">
          <draw:text-box>
            <text:p>Position of joint</text:p>
            <text:p><text:s/>wrt Outer Body</text:p>
          </draw:text-box>
        </draw:frame>
        <draw:frame draw:style-name="gr10" draw:text-style-name="P3" draw:layer="layout" svg:width="3.313cm" svg:height="1.345cm" draw:transform="rotate (-0.486772328381219) translate (9.882cm 10.641cm)">
          <draw:text-box>
            <text:p><text:span text:style-name="T2">Translational</text:span></text:p>
            <text:p><text:span text:style-name="T2">DO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Step 1: <text:s/>Translate from<text:line-break/> Bi Origin to Gi</text:p>
          </draw:text-box>
        </draw:frame>
        <draw:g>
          <draw:line draw:style-name="gr18" draw:text-style-name="P2" draw:layer="layout" svg:x1="9.44cm" svg:y1="14.802cm" svg:x2="13.504cm" svg:y2="14.802cm">
            <text:p/>
          </draw:line>
          <draw:line draw:style-name="gr18" draw:text-style-name="P2" draw:layer="layout" svg:x1="9.44cm" svg:y1="14.802cm" svg:x2="9.44cm" svg:y2="10.992cm">
            <text:p/>
          </draw:line>
          <draw:line draw:style-name="gr18" draw:text-style-name="P2" draw:layer="layout" svg:x1="9.44cm" svg:y1="14.803cm" svg:x2="7.662cm" svg:y2="16.834cm">
            <text:p/>
          </draw:line>
        </draw:g>
        <draw:line draw:style-name="gr9" draw:text-style-name="P2" draw:layer="layout" svg:x1="9.441cm" svg:y1="14.803cm" svg:x2="16.552cm" svg:y2="9.503cm">
          <text:p/>
        </draw:line>
        <draw:g>
          <draw:line draw:style-name="gr8" draw:text-style-name="P2" draw:layer="layout" svg:x1="16.74cm" svg:y1="9.502cm" svg:x2="20.804cm" svg:y2="9.502cm">
            <text:p/>
          </draw:line>
          <draw:line draw:style-name="gr8" draw:text-style-name="P2" draw:layer="layout" svg:x1="16.74cm" svg:y1="9.502cm" svg:x2="16.74cm" svg:y2="5.692cm">
            <text:p/>
          </draw:line>
          <draw:line draw:style-name="gr8" draw:text-style-name="P2" draw:layer="layout" svg:x1="16.74cm" svg:y1="9.503cm" svg:x2="14.962cm" svg:y2="11.534cm">
            <text:p/>
          </draw:line>
        </draw:g>
        <draw:frame draw:style-name="gr10" draw:layer="layout" svg:width="4.443cm" svg:height="0.954cm" svg:x="9.44cm" svg:y="15.326cm">
          <draw:text-box>
            <text:p>Inner Body, Bi</text:p>
          </draw:text-box>
        </draw:frame>
        <draw:frame draw:style-name="gr10" draw:layer="layout" svg:width="4.807cm" svg:height="1.657cm" draw:transform="rotate (0.645771823237902) translate (9.812cm 12.645cm)">
          <draw:text-box>
            <text:p>Position of joint</text:p>
            <text:p><text:s/>wrt Inner Body</text:p>
          </draw:text-box>
        </draw:frame>
        <draw:frame draw:style-name="gr10" draw:layer="layout" svg:width="5.548cm" svg:height="0.954cm" svg:x="16.893cm" svg:y="10.16cm">
          <draw:text-box>
            <text:p>Bi translated to Gi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Step 2: <text:s/>Rotate from Bi to Gi</text:p>
          </draw:text-box>
        </draw:frame>
        <draw:g>
          <draw:line draw:style-name="gr19" draw:text-style-name="P2" draw:layer="layout" svg:x1="13.093cm" svg:y1="12.098cm" svg:x2="17.065cm" svg:y2="11.238cm">
            <text:p/>
          </draw:line>
          <draw:line draw:style-name="gr19" draw:text-style-name="P2" draw:layer="layout" svg:x1="13.093cm" svg:y1="12.097cm" svg:x2="12.287cm" svg:y2="8.373cm">
            <text:p/>
          </draw:line>
          <draw:line draw:style-name="gr19" draw:text-style-name="P2" draw:layer="layout" svg:x1="13.093cm" svg:y1="12.098cm" svg:x2="11.785cm" svg:y2="14.459cm">
            <text:p/>
          </draw:line>
        </draw:g>
        <draw:g>
          <draw:line draw:style-name="gr8" draw:text-style-name="P2" draw:layer="layout" svg:x1="13.14cm" svg:y1="12.102cm" svg:x2="17.204cm" svg:y2="12.102cm">
            <text:p/>
          </draw:line>
          <draw:line draw:style-name="gr8" draw:text-style-name="P2" draw:layer="layout" svg:x1="13.14cm" svg:y1="12.102cm" svg:x2="13.14cm" svg:y2="8.292cm">
            <text:p/>
          </draw:line>
          <draw:line draw:style-name="gr8" draw:text-style-name="P2" draw:layer="layout" svg:x1="13.14cm" svg:y1="12.103cm" svg:x2="11.362cm" svg:y2="14.134cm">
            <text:p/>
          </draw:line>
        </draw:g>
        <draw:frame draw:style-name="gr10" draw:text-style-name="P8" draw:layer="layout" svg:width="3.36cm" svg:height="1.657cm" svg:x="8.634cm" svg:y="7.496cm">
          <draw:text-box>
            <text:p text:style-name="P8"><text:span text:style-name="T6">Inner side</text:span></text:p>
            <text:p text:style-name="P8"><text:span text:style-name="T6">of joint, Gi</text:span></text:p>
          </draw:text-box>
        </draw:frame>
        <draw:frame draw:style-name="gr10" draw:layer="layout" svg:width="4.206cm" svg:height="0.954cm" svg:x="14.03cm" svg:y="12.238cm">
          <draw:text-box>
            <text:p>Bi, translated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Step 3: <text:s/>Translate from Gi to Go</text:p>
          </draw:text-box>
        </draw:frame>
        <draw:g>
          <draw:line draw:style-name="gr19" draw:text-style-name="P2" draw:layer="layout" svg:x1="11.293cm" svg:y1="10.898cm" svg:x2="15.265cm" svg:y2="10.038cm">
            <text:p/>
          </draw:line>
          <draw:line draw:style-name="gr19" draw:text-style-name="P2" draw:layer="layout" svg:x1="11.293cm" svg:y1="10.897cm" svg:x2="10.487cm" svg:y2="7.173cm">
            <text:p/>
          </draw:line>
          <draw:line draw:style-name="gr19" draw:text-style-name="P2" draw:layer="layout" svg:x1="11.293cm" svg:y1="10.898cm" svg:x2="9.985cm" svg:y2="13.259cm">
            <text:p/>
          </draw:line>
        </draw:g>
        <draw:line draw:style-name="gr9" draw:text-style-name="P2" draw:layer="layout" svg:x1="11.293cm" svg:y1="10.898cm" svg:x2="14.708cm" svg:y2="12.548cm">
          <text:p/>
        </draw:line>
        <draw:g>
          <draw:line draw:style-name="gr19" draw:text-style-name="P2" draw:layer="layout" svg:x1="14.894cm" svg:y1="12.599cm" svg:x2="18.866cm" svg:y2="11.739cm">
            <text:p/>
          </draw:line>
          <draw:line draw:style-name="gr19" draw:text-style-name="P2" draw:layer="layout" svg:x1="14.894cm" svg:y1="12.598cm" svg:x2="14.088cm" svg:y2="8.874cm">
            <text:p/>
          </draw:line>
          <draw:line draw:style-name="gr19" draw:text-style-name="P2" draw:layer="layout" svg:x1="14.894cm" svg:y1="12.599cm" svg:x2="13.586cm" svg:y2="14.96cm">
            <text:p/>
          </draw:line>
        </draw:g>
        <draw:frame draw:style-name="gr10" draw:text-style-name="P8" draw:layer="layout" svg:width="3.36cm" svg:height="1.657cm" svg:x="7.308cm" svg:y="9.773cm">
          <draw:text-box>
            <text:p text:style-name="P8"><text:span text:style-name="T6">Inner side</text:span></text:p>
            <text:p text:style-name="P8"><text:span text:style-name="T6">of joint, Gi</text:span></text:p>
          </draw:text-box>
        </draw:frame>
        <draw:frame draw:style-name="gr10" draw:text-style-name="P3" draw:layer="layout" svg:width="3.313cm" svg:height="1.345cm" draw:transform="rotate (-0.486772328381219) translate (11.382cm 10.841cm)">
          <draw:text-box>
            <text:p><text:span text:style-name="T2">Translational</text:span></text:p>
            <text:p><text:span text:style-name="T2">DOF</text:span></text:p>
          </draw:text-box>
        </draw:frame>
        <draw:frame draw:style-name="gr10" draw:text-style-name="P8" draw:layer="layout" svg:width="4.278cm" svg:height="0.954cm" svg:x="15.24cm" svg:y="13.016cm">
          <draw:text-box>
            <text:p text:style-name="P8"><text:span text:style-name="T6">Gi, transla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Step 4: <text:s/>Rotate from Gi to Go</text:p>
          </draw:text-box>
        </draw:frame>
        <draw:g>
          <draw:line draw:style-name="gr19" draw:text-style-name="P2" draw:layer="layout" svg:x1="13.394cm" svg:y1="10.599cm" svg:x2="17.366cm" svg:y2="9.739cm">
            <text:p/>
          </draw:line>
          <draw:line draw:style-name="gr19" draw:text-style-name="P2" draw:layer="layout" svg:x1="13.394cm" svg:y1="10.598cm" svg:x2="12.588cm" svg:y2="6.874cm">
            <text:p/>
          </draw:line>
          <draw:line draw:style-name="gr19" draw:text-style-name="P2" draw:layer="layout" svg:x1="13.394cm" svg:y1="10.599cm" svg:x2="12.086cm" svg:y2="12.96cm">
            <text:p/>
          </draw:line>
        </draw:g>
        <draw:g>
          <draw:line draw:style-name="gr20" draw:text-style-name="P2" draw:layer="layout" svg:x1="13.437cm" svg:y1="10.621cm" svg:x2="16.612cm" svg:y2="8.084cm">
            <text:p/>
          </draw:line>
          <draw:line draw:style-name="gr20" draw:text-style-name="P2" draw:layer="layout" svg:x1="13.438cm" svg:y1="10.62cm" svg:x2="11.059cm" svg:y2="7.644cm">
            <text:p/>
          </draw:line>
          <draw:line draw:style-name="gr20" draw:text-style-name="P2" draw:layer="layout" svg:x1="13.438cm" svg:y1="10.622cm" svg:x2="13.317cm" svg:y2="13.319cm">
            <text:p/>
          </draw:line>
        </draw:g>
        <draw:frame draw:style-name="gr10" draw:text-style-name="P8" draw:layer="layout" svg:width="4.278cm" svg:height="0.954cm" svg:x="8.634cm" svg:y="10.696cm">
          <draw:text-box>
            <text:p text:style-name="P8"><text:span text:style-name="T6">Gi, translated</text:span></text:p>
          </draw:text-box>
        </draw:frame>
        <draw:frame draw:style-name="gr10" draw:text-style-name="P9" draw:layer="layout" svg:width="3.609cm" svg:height="1.657cm" svg:x="13.6cm" svg:y="11.894cm">
          <draw:text-box>
            <text:p><text:span text:style-name="T7">Outer side </text:span></text:p>
            <text:p><text:span text:style-name="T7">of joint, Go</text:span></text:p>
          </draw:text-box>
        </draw:frame>
        <draw:frame draw:style-name="gr10" draw:layer="layout" svg:width="4.879cm" svg:height="0.954cm" svg:x="16.965cm" svg:y="8.382cm">
          <draw:text-box>
            <text:p>Rotational DOF</text:p>
          </draw:text-box>
        </draw:frame>
        <draw:line draw:style-name="gr9" draw:text-style-name="P2" draw:layer="layout" svg:x1="17.366cm" svg:y1="9.739cm" svg:x2="16.612cm" svg:y2="8.084cm">
          <text:p/>
        </draw:line>
        <draw:line draw:style-name="gr9" draw:text-style-name="P2" draw:layer="layout" svg:x1="12.588cm" svg:y1="6.874cm" svg:x2="11.113cm" svg:y2="7.585cm">
          <text:p/>
        </draw:line>
        <draw:line draw:style-name="gr9" draw:text-style-name="P2" draw:layer="layout" svg:x1="12.189cm" svg:y1="12.874cm" svg:x2="13.317cm" svg:y2="13.318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Step 5: <text:s/>Rotate from Go to Bo</text:p>
          </draw:text-box>
        </draw:frame>
        <draw:g>
          <draw:line draw:style-name="gr20" draw:text-style-name="P2" draw:layer="layout" svg:x1="12.237cm" svg:y1="11.221cm" svg:x2="15.412cm" svg:y2="8.684cm">
            <text:p/>
          </draw:line>
          <draw:line draw:style-name="gr20" draw:text-style-name="P2" draw:layer="layout" svg:x1="12.238cm" svg:y1="11.22cm" svg:x2="9.859cm" svg:y2="8.244cm">
            <text:p/>
          </draw:line>
          <draw:line draw:style-name="gr20" draw:text-style-name="P2" draw:layer="layout" svg:x1="12.238cm" svg:y1="11.222cm" svg:x2="12.117cm" svg:y2="13.919cm">
            <text:p/>
          </draw:line>
        </draw:g>
        <draw:g>
          <draw:line draw:style-name="gr21" draw:text-style-name="P2" draw:layer="layout" svg:x1="12.186cm" svg:y1="11.147cm" svg:x2="16.119cm" svg:y2="12.169cm">
            <text:p/>
          </draw:line>
          <draw:line draw:style-name="gr21" draw:text-style-name="P2" draw:layer="layout" svg:x1="12.186cm" svg:y1="11.147cm" svg:x2="13.144cm" svg:y2="7.46cm">
            <text:p/>
          </draw:line>
          <draw:line draw:style-name="gr21" draw:text-style-name="P2" draw:layer="layout" svg:x1="12.186cm" svg:y1="11.148cm" svg:x2="9.954cm" svg:y2="12.666cm">
            <text:p/>
          </draw:line>
        </draw:g>
        <draw:frame draw:style-name="gr10" draw:text-style-name="P7" draw:layer="layout" svg:width="4.422cm" svg:height="0.954cm" svg:x="15.056cm" svg:y="12.516cm">
          <draw:text-box>
            <text:p text:style-name="P7"><text:span text:style-name="T5">Bo, translated</text:span></text:p>
          </draw:text-box>
        </draw:frame>
        <draw:frame draw:style-name="gr10" draw:text-style-name="P9" draw:layer="layout" svg:width="3.609cm" svg:height="1.657cm" svg:x="11cm" svg:y="13.894cm">
          <draw:text-box>
            <text:p><text:span text:style-name="T7">Outer side </text:span></text:p>
            <text:p><text:span text:style-name="T7">of joint, G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Step 6: <text:s/>Translate from<text:line-break/> Go to Bo Origin</text:p>
          </draw:text-box>
        </draw:frame>
        <draw:line draw:style-name="gr9" draw:text-style-name="P2" draw:layer="layout" svg:x1="18.487cm" svg:y1="9.144cm" svg:x2="9.116cm" svg:y2="12.192cm">
          <text:p/>
        </draw:line>
        <draw:g>
          <draw:line draw:style-name="gr21" draw:text-style-name="P2" draw:layer="layout" svg:x1="8.786cm" svg:y1="12.347cm" svg:x2="12.719cm" svg:y2="13.369cm">
            <text:p/>
          </draw:line>
          <draw:line draw:style-name="gr21" draw:text-style-name="P2" draw:layer="layout" svg:x1="8.786cm" svg:y1="12.347cm" svg:x2="9.744cm" svg:y2="8.66cm">
            <text:p/>
          </draw:line>
          <draw:line draw:style-name="gr21" draw:text-style-name="P2" draw:layer="layout" svg:x1="8.786cm" svg:y1="12.348cm" svg:x2="6.554cm" svg:y2="13.866cm">
            <text:p/>
          </draw:line>
        </draw:g>
        <draw:g>
          <draw:line draw:style-name="gr21" draw:text-style-name="P2" draw:layer="layout" svg:x1="18.487cm" svg:y1="9.247cm" svg:x2="22.42cm" svg:y2="10.269cm">
            <text:p/>
          </draw:line>
          <draw:line draw:style-name="gr21" draw:text-style-name="P2" draw:layer="layout" svg:x1="18.487cm" svg:y1="9.247cm" svg:x2="19.445cm" svg:y2="5.56cm">
            <text:p/>
          </draw:line>
          <draw:line draw:style-name="gr21" draw:text-style-name="P2" draw:layer="layout" svg:x1="18.487cm" svg:y1="9.248cm" svg:x2="16.255cm" svg:y2="10.766cm">
            <text:p/>
          </draw:line>
        </draw:g>
        <draw:frame draw:style-name="gr10" draw:text-style-name="P7" draw:layer="layout" svg:width="4.795cm" svg:height="0.954cm" svg:x="17.098cm" svg:y="10.576cm">
          <draw:text-box>
            <text:p text:style-name="P7"><text:span text:style-name="T5">Outer Body, Bo</text:span></text:p>
          </draw:text-box>
        </draw:frame>
        <draw:frame draw:style-name="gr22" draw:layer="layout" svg:width="5.34cm" svg:height="1.755cm" draw:transform="rotate (0.309621409303794) translate (12.503cm 9.27cm)">
          <draw:text-box>
            <text:p>Position of joint</text:p>
            <text:p><text:s/>wrt Outer Body</text:p>
          </draw:text-box>
        </draw:frame>
        <draw:frame draw:style-name="gr10" draw:text-style-name="P7" draw:layer="layout" svg:width="4.422cm" svg:height="0.954cm" svg:x="7.099cm" svg:y="13.776cm">
          <draw:text-box>
            <text:p text:style-name="P7"><text:span text:style-name="T5">Bo, transla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draw:fill-image draw:name="Sky" xlink:href="Pictures/100000000000005E0000005EADF6B35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3T13:01:32.068555000</meta:creation-date>
    <dc:date>2015-02-23T17:02:41.521308000</dc:date>
    <meta:editing-duration>PT3H30M9S</meta:editing-duration>
    <meta:editing-cycles>39</meta:editing-cycles>
    <meta:generator>LibreOffice/4.3.5.2$MacOSX_x86 LibreOffice_project/3a87456aaa6a95c63eea1c1b3201acedf0751bd5</meta:generator>
    <meta:document-statistic meta:object-count="282"/>
  </office:meta>
</office:document-meta>
</file>